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idents</text:p>
          </table:table-cell>
          <table:table-cell office:value-type="string" calcext:value-type="string">
            <text:p>bleses legers </text:p>
          </table:table-cell>
          <table:table-cell office:value-type="string" calcext:value-type="string">
            <text:p>blesses grave</text:p>
          </table:table-cell>
          <table:table-cell office:value-type="string" calcext:value-type="string">
            <text:p>mort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px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9612" calcext:value-type="float">
            <text:p>89612</text:p>
          </table:table-cell>
          <table:table-cell office:value-type="float" office:value="61362" calcext:value-type="float">
            <text:p>61362</text:p>
          </table:table-cell>
          <table:table-cell office:value-type="float" office:value="35962" calcext:value-type="float">
            <text:p>35962</text:p>
          </table:table-cell>
          <table:table-cell office:value-type="float" office:value="4641" calcext:value-type="float">
            <text:p>4641</text:p>
          </table:table-cell>
          <table:table-cell table:formula="of:=SUM([.B2:.E2])" office:value-type="float" office:value="191577" calcext:value-type="float">
            <text:p>19157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1472" calcext:value-type="float">
            <text:p>81472</text:p>
          </table:table-cell>
          <table:table-cell office:value-type="float" office:value="55860" calcext:value-type="float">
            <text:p>55860</text:p>
          </table:table-cell>
          <table:table-cell office:value-type="float" office:value="32960" calcext:value-type="float">
            <text:p>32960</text:p>
          </table:table-cell>
          <table:table-cell office:value-type="float" office:value="4191" calcext:value-type="float">
            <text:p>4191</text:p>
          </table:table-cell>
          <table:table-cell table:formula="of:=SUM([.B3:.E3])" office:value-type="float" office:value="174483" calcext:value-type="float">
            <text:p>174483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6567" calcext:value-type="float">
            <text:p>76567</text:p>
          </table:table-cell>
          <table:table-cell office:value-type="float" office:value="52919" calcext:value-type="float">
            <text:p>52919</text:p>
          </table:table-cell>
          <table:table-cell office:value-type="float" office:value="30896" calcext:value-type="float">
            <text:p>30896</text:p>
          </table:table-cell>
          <table:table-cell office:value-type="float" office:value="3916" calcext:value-type="float">
            <text:p>3916</text:p>
          </table:table-cell>
          <table:table-cell table:formula="of:=SUM([.B4:.E4])" office:value-type="float" office:value="164298" calcext:value-type="float">
            <text:p>164298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3409" calcext:value-type="float">
            <text:p>73409</text:p>
          </table:table-cell>
          <table:table-cell office:value-type="float" office:value="50612" calcext:value-type="float">
            <text:p>50612</text:p>
          </table:table-cell>
          <table:table-cell office:value-type="float" office:value="29788" calcext:value-type="float">
            <text:p>29788</text:p>
          </table:table-cell>
          <table:table-cell office:value-type="float" office:value="3852" calcext:value-type="float">
            <text:p>3852</text:p>
          </table:table-cell>
          <table:table-cell table:formula="of:=SUM([.B5:.E5])" office:value-type="float" office:value="157661" calcext:value-type="float">
            <text:p>157661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8288" calcext:value-type="float">
            <text:p>68288</text:p>
          </table:table-cell>
          <table:table-cell office:value-type="float" office:value="46737" calcext:value-type="float">
            <text:p>46737</text:p>
          </table:table-cell>
          <table:table-cell office:value-type="float" office:value="27761" calcext:value-type="float">
            <text:p>27761</text:p>
          </table:table-cell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5023" calcext:value-type="float">
            <text:p>65023</text:p>
          </table:table-cell>
          <table:table-cell office:value-type="float" office:value="44945" calcext:value-type="float">
            <text:p>44945</text:p>
          </table:table-cell>
          <table:table-cell office:value-type="float" office:value="26080" calcext:value-type="float">
            <text:p>26080</text:p>
          </table:table-cell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nverstion en px pr grap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idents</text:p>
          </table:table-cell>
          <table:table-cell office:value-type="string" calcext:value-type="string">
            <text:p>bleses legers </text:p>
          </table:table-cell>
          <table:table-cell office:value-type="string" calcext:value-type="string">
            <text:p>blesses grave</text:p>
          </table:table-cell>
          <table:table-cell office:value-type="string" calcext:value-type="string">
            <text:p>morts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table:formula="of:=[.B2]/[.$H$2]" office:value-type="float" office:value="89.612" calcext:value-type="float">
            <text:p>89,612</text:p>
          </table:table-cell>
          <table:table-cell table:style-name="ce1" table:formula="of:=[.C2]/[.$H$2]" office:value-type="float" office:value="61.362" calcext:value-type="float">
            <text:p>61,362</text:p>
          </table:table-cell>
          <table:table-cell table:style-name="ce1" table:formula="of:=[.D2]/[.$H$2]" office:value-type="float" office:value="35.962" calcext:value-type="float">
            <text:p>35,962</text:p>
          </table:table-cell>
          <table:table-cell table:style-name="ce1" table:formula="of:=[.E2]/[.$H$2]" office:value-type="float" office:value="4.641" calcext:value-type="float">
            <text:p>4,641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 table:formula="of:=[.B3]/[.$H$2]" office:value-type="float" office:value="81.472" calcext:value-type="float">
            <text:p>81,472</text:p>
          </table:table-cell>
          <table:table-cell table:style-name="ce1" table:formula="of:=[.C3]/[.$H$2]" office:value-type="float" office:value="55.86" calcext:value-type="float">
            <text:p>55,86</text:p>
          </table:table-cell>
          <table:table-cell table:style-name="ce1" table:formula="of:=[.D3]/[.$H$2]" office:value-type="float" office:value="32.96" calcext:value-type="float">
            <text:p>32,96</text:p>
          </table:table-cell>
          <table:table-cell table:style-name="ce1" table:formula="of:=[.E3]/[.$H$2]" office:value-type="float" office:value="4.191" calcext:value-type="float">
            <text:p>4,191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 table:formula="of:=[.B4]/[.$H$2]" office:value-type="float" office:value="76.567" calcext:value-type="float">
            <text:p>76,567</text:p>
          </table:table-cell>
          <table:table-cell table:style-name="ce1" table:formula="of:=[.C4]/[.$H$2]" office:value-type="float" office:value="52.919" calcext:value-type="float">
            <text:p>52,919</text:p>
          </table:table-cell>
          <table:table-cell table:style-name="ce1" table:formula="of:=[.D4]/[.$H$2]" office:value-type="float" office:value="30.896" calcext:value-type="float">
            <text:p>30,896</text:p>
          </table:table-cell>
          <table:table-cell table:style-name="ce1" table:formula="of:=[.E4]/[.$H$2]" office:value-type="float" office:value="3.916" calcext:value-type="float">
            <text:p>3,916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 table:number-rows-repeated="4">
          <table:table-cell/>
          <table:table-cell table:style-name="ce1" table:number-columns-repeated="4"/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 table:number-rows-repeated="3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23:01:27.063030688</meta:creation-date>
    <dc:date>2020-02-20T00:26:56.191854974</dc:date>
    <meta:editing-duration>PT54M56S</meta:editing-duration>
    <meta:editing-cycles>3</meta:editing-cycles>
    <meta:generator>LibreOffice/6.0.7.3$Linux_X86_64 LibreOffice_project/00m0$Build-3</meta:generator>
    <meta:document-statistic meta:table-count="1" meta:cell-count="63" meta:object-count="0"/>
  </office:meta>
</office:document-meta>
</file>